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👍<text:line-break/>Te dejo a continuación la <text:span text:style-name="Strong_20_Emphasis">versión editable</text:span> de la presentación sobre <text:span text:style-name="Strong_20_Emphasis">Oracle NetSuite</text:span> lista para copiar y pegar en <text:span text:style-name="Strong_20_Emphasis">LibreOffice Impress</text:span>, PowerPoint o Canva.<text:line-break/>Incluye <text:span text:style-name="Strong_20_Emphasis">17 diapositivas</text:span>, colores sugeridos, ideas de imágenes y estructura visual moderna para exponer en clase.</text:p>
      <text:p text:style-name="Horizontal_20_Line"/>
      <text:h text:style-name="Heading_20_2" text:outline-level="2">🎨 <text:span text:style-name="Strong_20_Emphasis">Presentación: Oracle NetSuite — ERP en la nube para empresas modernas</text:span></text:h>
      <text:p text:style-name="Horizontal_20_Line"/>
      <text:h text:style-name="Heading_20_3" text:outline-level="3"><text:span text:style-name="Strong_20_Emphasis">Diapositiva 1 – Portada</text:span></text:h>
      <text:p text:style-name="Text_20_body"><text:span text:style-name="Strong_20_Emphasis">Título:</text:span> Oracle NetSuite<text:line-break/><text:span text:style-name="Strong_20_Emphasis">Subtítulo:</text:span> ERP en la nube para empresas modernas<text:line-break/><text:span text:style-name="Strong_20_Emphasis">Pie:</text:span> Presentado por <text:span text:style-name="Emphasis">Nicolás Primoy</text:span><text:line-break/><text:span text:style-name="Strong_20_Emphasis">Diseño:</text:span> Fondo azul degradado con logo de Oracle NetSuite (arriba a la derecha).<text:line-break/><text:span text:style-name="Strong_20_Emphasis">Imagen sugerida:</text:span> Logo oficial de NetSuite sobre un fondo con nube o circuito digital.</text:p>
      <text:p text:style-name="Horizontal_20_Line"/>
      <text:h text:style-name="Heading_20_3" text:outline-level="3"><text:span text:style-name="Strong_20_Emphasis">Diapositiva 2 – ¿Qué es Oracle NetSuite?</text:span></text:h>
      <text:p text:style-name="Text_20_body"><text:span text:style-name="Strong_20_Emphasis">Texto:</text:span></text:p>
      <text:p text:style-name="Quotations">Oracle NetSuite es una suite ERP en la nube que integra contabilidad, inventario, CRM, e-commerce y más en una sola plataforma.</text:p>
      <text:p text:style-name="Quotations">Está diseñada para ofrecer una visión 360° de la empresa, accesible desde cualquier dispositivo.</text:p>
      <text:p text:style-name="Text_20_body"><text:span text:style-name="Strong_20_Emphasis">Diseño:</text:span> Fondo blanco con íconos coloridos representando contabilidad, inventario, ventas y análisis.</text:p>
      <text:p text:style-name="Horizontal_20_Line"/>
      <text:h text:style-name="Heading_20_3" text:outline-level="3"><text:span text:style-name="Strong_20_Emphasis">Diapositiva 3 – Historia y evolución</text:span></text:h>
      <text:p text:style-name="Text_20_body"><text:span text:style-name="Strong_20_Emphasis">Texto:</text:span></text:p>
      <text:list text:style-name="L1">
        <text:list-item>
          <text:p text:style-name="P1">Fundado en 1998 como <text:span text:style-name="Strong_20_Emphasis">NetLedger</text:span></text:p>
        </text:list-item>
        <text:list-item>
          <text:p text:style-name="P1">Renombrado <text:span text:style-name="Strong_20_Emphasis">NetSuite</text:span> en 2003</text:p>
        </text:list-item>
        <text:list-item>
          <text:p text:style-name="P1">Adquirido por <text:span text:style-name="Strong_20_Emphasis">Oracle</text:span> en 2016 por 9.3 mil millones USD</text:p>
        </text:list-item>
      </text:list>
      <text:p text:style-name="Text_20_body"><text:span text:style-name="Strong_20_Emphasis">Imagen sugerida:</text:span> Línea de tiempo o gráfico cronológico con el logo de Oracle al final.</text:p>
      <text:p text:style-name="Horizontal_20_Line"/>
      <text:h text:style-name="Heading_20_3" text:outline-level="3"><text:span text:style-name="Strong_20_Emphasis">Diapositiva 4 – NetSuite dentro de Oracle</text:span></text:h>
      <text:p text:style-name="Text_20_body"><text:span text:style-name="Strong_20_Emphasis">Texto:</text:span></text:p>
      <text:p text:style-name="Quotations"><text:soft-page-break/>NetSuite forma parte del ecosistema Oracle, aprovechando su infraestructura global, soporte y seguridad en la nube.</text:p>
      <text:p text:style-name="Text_20_body"><text:span text:style-name="Strong_20_Emphasis">Imagen sugerida:</text:span> Esquema que muestre “Oracle Cloud” como base con “NetSuite” como producto integrado.</text:p>
      <text:p text:style-name="Horizontal_20_Line"/>
      <text:h text:style-name="Heading_20_3" text:outline-level="3"><text:span text:style-name="Strong_20_Emphasis">Diapositiva 5 – Módulos principales I</text:span></text:h>
      <text:p text:style-name="Text_20_body"><text:span text:style-name="Strong_20_Emphasis">Texto:</text:span></text:p>
      <text:list text:style-name="L2">
        <text:list-item>
          <text:p text:style-name="P2">ERP Financiero</text:p>
        </text:list-item>
        <text:list-item>
          <text:p text:style-name="P2">Contabilidad general</text:p>
        </text:list-item>
        <text:list-item>
          <text:p text:style-name="P2">Cuentas por pagar y cobrar</text:p>
        </text:list-item>
        <text:list-item>
          <text:p text:style-name="P2">Gestión de activos</text:p>
        </text:list-item>
      </text:list>
      <text:p text:style-name="Text_20_body"><text:span text:style-name="Strong_20_Emphasis">Imagen sugerida:</text:span> Captura real del panel de finanzas de NetSuite.</text:p>
      <text:p text:style-name="Horizontal_20_Line"/>
      <text:h text:style-name="Heading_20_3" text:outline-level="3"><text:span text:style-name="Strong_20_Emphasis">Diapositiva 6 – Módulos principales II</text:span></text:h>
      <text:p text:style-name="Text_20_body"><text:span text:style-name="Strong_20_Emphasis">Texto:</text:span></text:p>
      <text:list text:style-name="L3">
        <text:list-item>
          <text:p text:style-name="P3">Inventarios</text:p>
        </text:list-item>
        <text:list-item>
          <text:p text:style-name="P3">Pedidos y logística</text:p>
        </text:list-item>
        <text:list-item>
          <text:p text:style-name="P3">Compras y proveedores</text:p>
        </text:list-item>
      </text:list>
      <text:p text:style-name="Text_20_body"><text:span text:style-name="Strong_20_Emphasis">Diseño:</text:span> Fondo claro con íconos de cajas, camiones y almacenes.</text:p>
      <text:p text:style-name="Horizontal_20_Line"/>
      <text:h text:style-name="Heading_20_3" text:outline-level="3"><text:span text:style-name="Strong_20_Emphasis">Diapositiva 7 – Módulos complementarios</text:span></text:h>
      <text:p text:style-name="Text_20_body"><text:span text:style-name="Strong_20_Emphasis">Texto:</text:span></text:p>
      <text:list text:style-name="L4">
        <text:list-item>
          <text:p text:style-name="P4">CRM y ventas</text:p>
        </text:list-item>
        <text:list-item>
          <text:p text:style-name="P4">Recursos Humanos (SuitePeople)</text:p>
        </text:list-item>
        <text:list-item>
          <text:p text:style-name="P4">PSA (gestión de proyectos)</text:p>
        </text:list-item>
        <text:list-item>
          <text:p text:style-name="P4">Comercio electrónico</text:p>
        </text:list-item>
        <text:list-item>
          <text:p text:style-name="P4">Analítica de negocio</text:p>
        </text:list-item>
      </text:list>
      <text:p text:style-name="Text_20_body"><text:span text:style-name="Strong_20_Emphasis">Imagen sugerida:</text:span> Gráfico circular o mosaico de módulos interconectados.</text:p>
      <text:p text:style-name="Horizontal_20_Line"/>
      <text:h text:style-name="Heading_20_3" text:outline-level="3"><text:span text:style-name="Strong_20_Emphasis">Diapositiva 8 – NetSuite OneWorld</text:span></text:h>
      <text:p text:style-name="Text_20_body"><text:span text:style-name="Strong_20_Emphasis">Texto:</text:span></text:p>
      <text:p text:style-name="Quotations"><text:soft-page-break/>Permite operar con múltiples monedas, entidades y normativas fiscales, ideal para empresas globales.</text:p>
      <text:p text:style-name="Text_20_body"><text:span text:style-name="Strong_20_Emphasis">Imagen sugerida:</text:span> Mapa del mundo con puntos conectados.</text:p>
      <text:p text:style-name="Horizontal_20_Line"/>
      <text:h text:style-name="Heading_20_3" text:outline-level="3"><text:span text:style-name="Strong_20_Emphasis">Diapositiva 9 – Ventajas / beneficios</text:span></text:h>
      <text:p text:style-name="Text_20_body"><text:span text:style-name="Strong_20_Emphasis">Texto:</text:span><text:line-break/>✅ Accesible desde cualquier lugar<text:line-break/>✅ Datos centralizados<text:line-break/>✅ Escalable<text:line-break/>✅ Actualizaciones automáticas<text:line-break/>✅ Cumplimiento local</text:p>
      <text:p text:style-name="Text_20_body"><text:span text:style-name="Strong_20_Emphasis">Diseño:</text:span> Fondo azul con íconos de nube, seguridad y dispositivos conectados.</text:p>
      <text:p text:style-name="Horizontal_20_Line"/>
      <text:h text:style-name="Heading_20_3" text:outline-level="3"><text:span text:style-name="Strong_20_Emphasis">Diapositiva 10 – Desventajas / retos</text:span></text:h>
      <text:p text:style-name="Text_20_body"><text:span text:style-name="Strong_20_Emphasis">Texto:</text:span><text:line-break/>⚠️ Coste elevado<text:line-break/>⚠️ Complejidad de implementación<text:line-break/>⚠️ Dependencia del proveedor</text:p>
      <text:p text:style-name="Text_20_body"><text:span text:style-name="Strong_20_Emphasis">Diseño:</text:span> Fondo gris con contraste amarillo o rojo.</text:p>
      <text:p text:style-name="Horizontal_20_Line"/>
      <text:h text:style-name="Heading_20_3" text:outline-level="3"><text:span text:style-name="Strong_20_Emphasis">Diapositiva 11 – Clientes destacados</text:span></text:h>
      <text:p text:style-name="Text_20_body"><text:span text:style-name="Strong_20_Emphasis">Texto:</text:span><text:line-break/>Empresas que utilizan Oracle NetSuite:</text:p>
      <text:list text:style-name="L5">
        <text:list-item>
          <text:p text:style-name="P5">Cisco</text:p>
        </text:list-item>
        <text:list-item>
          <text:p text:style-name="P5">Atlassian</text:p>
        </text:list-item>
        <text:list-item>
          <text:p text:style-name="P5">Siemens</text:p>
        </text:list-item>
        <text:list-item>
          <text:p text:style-name="P5">Fitbit</text:p>
        </text:list-item>
        <text:list-item>
          <text:p text:style-name="P5">GoPro</text:p>
        </text:list-item>
        <text:list-item>
          <text:p text:style-name="P5">DocuSign</text:p>
        </text:list-item>
      </text:list>
      <text:p text:style-name="Text_20_body"><text:span text:style-name="Strong_20_Emphasis">Imagen sugerida:</text:span> Logos de clientes en cuadrícula sobre fondo blanco.</text:p>
      <text:p text:style-name="Horizontal_20_Line"/>
      <text:h text:style-name="Heading_20_3" text:outline-level="3"><text:span text:style-name="Strong_20_Emphasis">Diapositiva 12 – Datos y cifras clave</text:span></text:h>
      <text:p text:style-name="Text_20_body"><text:span text:style-name="Strong_20_Emphasis">Texto:</text:span></text:p>
      <text:list text:style-name="L6">
        <text:list-item>
          <text:p text:style-name="P6">Más de <text:span text:style-name="Strong_20_Emphasis">40.000 clientes</text:span></text:p>
        </text:list-item>
        <text:list-item>
          <text:p text:style-name="P6"><text:soft-page-break/>Presencia en <text:span text:style-name="Strong_20_Emphasis">más de 200 países</text:span></text:p>
        </text:list-item>
        <text:list-item>
          <text:p text:style-name="P6">Líder en ERP cloud para <text:span text:style-name="Strong_20_Emphasis">PYMEs y grandes empresas</text:span></text:p>
        </text:list-item>
      </text:list>
      <text:p text:style-name="Text_20_body"><text:span text:style-name="Strong_20_Emphasis">Imagen sugerida:</text:span> Gráfico de crecimiento o mapa mundial.</text:p>
      <text:p text:style-name="Horizontal_20_Line"/>
      <text:h text:style-name="Heading_20_3" text:outline-level="3"><text:span text:style-name="Strong_20_Emphasis">Diapositiva 13 – Interfaz y dashboards</text:span></text:h>
      <text:p text:style-name="Text_20_body"><text:span text:style-name="Strong_20_Emphasis">Texto:</text:span></text:p>
      <text:p text:style-name="Quotations">Paneles intuitivos con KPIs, gráficos, reportes en tiempo real y SuiteAnalytics integrados.</text:p>
      <text:p text:style-name="Text_20_body"><text:span text:style-name="Strong_20_Emphasis">Imagen sugerida:</text:span> Captura real del dashboard principal de NetSuite.</text:p>
      <text:p text:style-name="Horizontal_20_Line"/>
      <text:h text:style-name="Heading_20_3" text:outline-level="3"><text:span text:style-name="Strong_20_Emphasis">Diapositiva 14 – Casos de éxito</text:span></text:h>
      <text:p text:style-name="Text_20_body"><text:span text:style-name="Strong_20_Emphasis">Texto:</text:span></text:p>
      <text:p text:style-name="Quotations">Empresas que mejoraron su eficiencia, control financiero y productividad gracias a Oracle NetSuite.</text:p>
      <text:p text:style-name="Text_20_body"><text:span text:style-name="Strong_20_Emphasis">Diseño:</text:span> Fondo con fotos reales de oficinas o equipos trabajando.</text:p>
      <text:p text:style-name="Horizontal_20_Line"/>
      <text:h text:style-name="Heading_20_3" text:outline-level="3"><text:span text:style-name="Strong_20_Emphasis">Diapositiva 15 – NetSuite en España</text:span></text:h>
      <text:p text:style-name="Text_20_body"><text:span text:style-name="Strong_20_Emphasis">Texto:</text:span></text:p>
      <text:p text:style-name="Quotations">NetSuite Financials First está adaptado a la AEAT y a las normativas contables españolas.<text:line-break/>Su adopción crece entre medianas y grandes empresas.</text:p>
      <text:p text:style-name="Text_20_body"><text:span text:style-name="Strong_20_Emphasis">Imagen sugerida:</text:span> Mapa de España con el logo de Oracle.</text:p>
      <text:p text:style-name="Horizontal_20_Line"/>
      <text:h text:style-name="Heading_20_3" text:outline-level="3"><text:span text:style-name="Strong_20_Emphasis">Diapositiva 16 – Tendencias e innovación</text:span></text:h>
      <text:p text:style-name="Text_20_body"><text:span text:style-name="Strong_20_Emphasis">Texto:</text:span></text:p>
      <text:list text:style-name="L7">
        <text:list-item>
          <text:p text:style-name="P7">Integración con Inteligencia Artificial</text:p>
        </text:list-item>
        <text:list-item>
          <text:p text:style-name="P7">Automatización de procesos</text:p>
        </text:list-item>
        <text:list-item>
          <text:p text:style-name="P7">Analítica avanzada y predicción</text:p>
        </text:list-item>
        <text:list-item>
          <text:p text:style-name="P7">Expansión en la nube híbrida</text:p>
        </text:list-item>
      </text:list>
      <text:p text:style-name="Text_20_body"><text:span text:style-name="Strong_20_Emphasis">Diseño:</text:span> Fondo futurista con tonos azules y púrpura.</text:p>
      <text:p text:style-name="Horizontal_20_Line"/>
      <text:h text:style-name="Heading_20_3" text:outline-level="3"><text:soft-page-break/><text:span text:style-name="Strong_20_Emphasis">Diapositiva 17 – Conclusión</text:span></text:h>
      <text:p text:style-name="Text_20_body"><text:span text:style-name="Strong_20_Emphasis">Texto:</text:span></text:p>
      <text:p text:style-name="Quotations">Oracle NetSuite es una solución ERP robusta, global y escalable, ideal para empresas que buscan digitalizar su gestión y mejorar la toma de decisiones.</text:p>
      <text:p text:style-name="Text_20_body"><text:span text:style-name="Strong_20_Emphasis">Imagen sugerida:</text:span> Logo final con lema “Cloud ERP for the Modern Business”.</text:p>
      <text:p text:style-name="Horizontal_20_Line"/>
      <text:p text:style-name="Text_20_body">¿Querés que te prepare también una carpeta con las <text:span text:style-name="Strong_20_Emphasis">imágenes sugeridas (logos, capturas y fondos)</text:span> listas para insertar en Impress? Puedo generarlas automáticamente con buena resolución y estilo modern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8:40:56.036947400</meta:creation-date>
    <dc:date>2025-10-07T18:44:30.820179600</dc:date>
    <meta:editing-duration>PT3M35S</meta:editing-duration>
    <meta:editing-cycles>1</meta:editing-cycles>
    <meta:document-statistic meta:table-count="0" meta:image-count="0" meta:object-count="0" meta:page-count="5" meta:paragraph-count="89" meta:word-count="675" meta:character-count="4409" meta:non-whitespace-character-count="3833"/>
    <meta:generator>LibreOffice/25.2.5.2$Windows_X86_64 LibreOffice_project/03d19516eb2e1dd5d4ccd751a0d6f35f35e08022</meta:generator>
  </office:meta>
</office:document-meta>
</file>